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5B0000034656EC99BC057D2697.png" manifest:media-type="image/png"/>
  <manifest:file-entry manifest:full-path="Pictures/100000010000021300000117B4D4290D09F1AB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top" draw:auto-grow-height="false" fo:min-height="9.75cm" fo:min-width="10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8.395cm" fo:min-width="9.5cm"/>
    </style:style>
    <style:style style:name="gr3" style:family="graphic" style:parent-style-name="standard">
      <style:graphic-properties draw:stroke="none" draw:fill-color="#cccccc" draw:textarea-horizontal-align="justify" draw:textarea-vertical-align="top" draw:auto-grow-height="false" fo:min-height="8.75cm" fo:min-width="6cm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7.5cm" fo:min-width="5.5cm"/>
    </style:style>
    <style:style style:name="gr5" style:family="graphic" style:parent-style-name="standard">
      <style:graphic-properties draw:stroke="none" draw:fill-color="#cccccc" draw:textarea-horizontal-align="justify" draw:textarea-vertical-align="top" draw:auto-grow-height="false" fo:min-height="6cm" fo:min-width="4.5cm"/>
      <style:paragraph-properties style:writing-mode="lr-tb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4.25cm" fo:min-width="4cm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5cm" fo:min-width="2.5cm"/>
      <style:paragraph-properties style:writing-mode="lr-tb"/>
    </style:style>
    <style:style style:name="gr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80008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ff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81d41a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397cm" fo:min-width="0.265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398cm" fo:min-width="0.265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397cm" fo:min-width="0.496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0.398cm" fo:min-width="0.496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Linienspitzen_20_3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2.25cm" fo:min-width="3.5cm"/>
      <style:paragraph-properties style:writing-mode="lr-tb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16cm" fo:min-width="0.766cm" fo:padding-top="0.117cm" fo:padding-bottom="0.117cm" fo:padding-left="0.242cm" fo:padding-right="0.242cm"/>
    </style:style>
    <style:style style:name="gr21" style:family="graphic" style:parent-style-name="standard">
      <style:graphic-properties draw:stroke="solid" svg:stroke-width="0.018cm" svg:stroke-color="#000000" draw:marker-start-width="0.227cm" draw:marker-end-width="0.227cm" draw:fill-color="#81d41a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16cm" fo:min-width="0.266cm" fo:padding-top="0.117cm" fo:padding-bottom="0.117cm" fo:padding-left="0.242cm" fo:padding-right="0.242cm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-color="#2a6099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5" style:family="graphic" style:parent-style-name="objectwithoutfill">
      <style:graphic-properties draw:stroke="solid" svg:stroke-width="0.018cm" svg:stroke-color="#000000" draw:marker-start-width="0.227cm" draw:marker-end="Linienspitzen_20_7" draw:marker-end-width="0.327cm" draw:fill="none" draw:textarea-vertical-align="middle" fo:padding-top="0.134cm" fo:padding-bottom="0.134cm" fo:padding-left="0.259cm" fo:padding-right="0.259cm"/>
    </style:style>
    <style:style style:name="gr26" style:family="graphic" style:parent-style-name="objectwithoutfill">
      <style:graphic-properties draw:stroke="solid" svg:stroke-width="0.018cm" svg:stroke-color="#000000" draw:marker-start-width="0.227cm" draw:marker-end="Linienspitzen_20_8" draw:marker-end-width="0.327cm" draw:fill="none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draw:stroke="solid" svg:stroke-width="0.018cm" svg:stroke-color="#000000" draw:marker-start-width="0.227cm" draw:marker-end="Linienspitzen_20_9" draw:marker-end-width="0.327cm" draw:fill="none" draw:textarea-vertical-align="middle" fo:padding-top="0.134cm" fo:padding-bottom="0.134cm" fo:padding-left="0.259cm" fo:padding-right="0.259cm"/>
    </style:style>
    <style:style style:name="gr28" style:family="graphic" style:parent-style-name="standard">
      <style:graphic-properties draw:stroke="none" draw:fill-color="#cccccc" draw:textarea-horizontal-align="justify" draw:textarea-vertical-align="middle" draw:auto-grow-height="false" fo:min-height="0.299cm" fo:min-width="1.87cm"/>
      <style:paragraph-properties style:writing-mode="lr-tb"/>
    </style:style>
    <style:style style:name="gr29" style:family="graphic" style:parent-style-name="objectwithoutfill">
      <style:graphic-properties draw:stroke="dash" draw:stroke-dash="Dot" svg:stroke-width="0.018cm" svg:stroke-color="#80808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draw:stroke="none" draw:fill-color="#cccccc" draw:textarea-horizontal-align="justify" draw:textarea-vertical-align="middle" draw:auto-grow-height="false" fo:min-height="0.299cm" fo:min-width="5.664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0.357cm" fo:min-width="2.474cm"/>
      <style:paragraph-properties style:writing-mode="lr-tb"/>
    </style:style>
    <style:style style:name="gr32" style:family="graphic" style:parent-style-name="standard">
      <style:graphic-properties draw:stroke="none" draw:fill-color="#dddddd" draw:textarea-horizontal-align="justify" draw:textarea-vertical-align="middle" draw:auto-grow-height="false" fo:min-height="0.75cm" fo:min-width="3.75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 fo:min-height="0cm" fo:min-width="1.75cm"/>
      <style:paragraph-properties style:writing-mode="lr-tb"/>
    </style:style>
    <style:style style:name="gr3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7cm, 0cm, 0cm)" draw:image-opacity="100%" style:mirror="none"/>
    </style:style>
    <style:style style:name="gr36" style:family="graphic" style:parent-style-name="objectwithoutfill">
      <style:graphic-properties svg:stroke-width="0.035cm" svg:stroke-color="#000000" draw:marker-start-width="0.252cm" draw:marker-end="Linienspitzen_20_15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000000" draw:marker-start-width="0.252cm" draw:marker-end="Linienspitzen_20_16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svg:stroke-color="#000000" draw:marker-start-width="0.252cm" draw:marker-end="Linienspitzen_20_17" draw:marker-end-width="0.3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svg:stroke-color="#000000" draw:marker-start-width="0.252cm" draw:marker-end="Linienspitzen_20_18" draw:marker-end-width="0.3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1.25cm"/>
    </style:style>
    <style:style style:name="gr4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cccccc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end" style:writing-mode="lr-tb"/>
      <style:text-properties fo:font-size="12pt" style:font-size-asian="12pt" style:font-size-complex="12pt"/>
    </style:style>
    <style:style style:name="P9" style:family="paragraph"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81d41a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81d41a"/>
      <style:paragraph-properties fo:text-align="center" style:writing-mode="lr-tb"/>
    </style:style>
    <style:style style:name="P15" style:family="paragraph">
      <loext:graphic-properties draw:fill-color="#ff0000"/>
      <style:paragraph-properties fo:text-align="center" style:writing-mode="lr-tb"/>
    </style:style>
    <style:style style:name="P16" style:family="paragraph">
      <loext:graphic-properties draw:fill-color="#2a6099"/>
      <style:paragraph-properties fo:text-align="center" style:writing-mode="lr-tb"/>
    </style:style>
    <style:style style:name="P17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-color="#dddddd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23" style:family="paragraph">
      <style:paragraph-properties fo:text-align="center" style:writing-mode="lr-tb"/>
      <style:text-properties fo:font-size="8pt" style:font-size-asian="8pt" style:font-size-complex="8pt"/>
    </style:style>
    <style:style style:name="P24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5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2a6099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-8% 58%"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5cm" svg:height="10cm" svg:x="17.5cm" svg:y="4cm">
          <text:p text:style-name="P1"><text:span text:style-name="T1">D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cm" svg:height="8.645cm" svg:x="17.75cm" svg:y="5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5cm" svg:height="9cm" svg:x="9.5cm" svg:y="4cm">
          <text:p text:style-name="P1"><text:span text:style-name="T1">Fe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6cm" svg:height="7.75cm" svg:x="9.7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cm" svg:height="6.25cm" svg:x="3cm" svg:y="9cm">
          <text:p text:style-name="P4"><text:span text:style-name="T1">Data Augmentation:</text:span></text:p>
          <text:p text:style-name="P4"><text:span text:style-name="T1">Array → M=15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5cm" svg:height="4.5cm" svg:x="3.2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cm" svg:height="1cm" svg:x="2cm" svg:y="4cm">
          <text:p text:style-name="P1"><text:span text:style-name="T1">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cm" svg:height="1cm" svg:x="2cm" svg:y="5.75cm">
          <text:p text:style-name="P1"><text:span text:style-name="T1">Geo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.365cm" svg:y1="10.85cm" svg:x2="4.5cm" svg:y2="10.85cm">
          <text:p/>
        </draw:line>
        <draw:line draw:style-name="gr9" draw:text-style-name="P6" draw:layer="layout" svg:x1="3.35cm" svg:y1="11.284cm" svg:x2="4.485cm" svg:y2="11.284cm">
          <text:p/>
        </draw:line>
        <draw:line draw:style-name="gr10" draw:text-style-name="P6" draw:layer="layout" svg:x1="3.35cm" svg:y1="11.715cm" svg:x2="4.485cm" svg:y2="11.715cm">
          <text:p/>
        </draw:line>
        <draw:line draw:style-name="gr11" draw:text-style-name="P6" draw:layer="layout" svg:x1="3.35cm" svg:y1="12.147cm" svg:x2="4.485cm" svg:y2="12.147cm">
          <text:p/>
        </draw:line>
        <draw:line draw:style-name="gr12" draw:text-style-name="P6" draw:layer="layout" svg:x1="3.35cm" svg:y1="12.578cm" svg:x2="4.485cm" svg:y2="12.578cm">
          <text:p/>
        </draw:line>
        <draw:line draw:style-name="gr8" draw:text-style-name="P6" draw:layer="layout" svg:x1="5.62cm" svg:y1="10.852cm" svg:x2="6.755cm" svg:y2="10.852cm">
          <text:p/>
        </draw:line>
        <draw:line draw:style-name="gr9" draw:text-style-name="P6" draw:layer="layout" svg:x1="5.62cm" svg:y1="11.284cm" svg:x2="6.755cm" svg:y2="11.284cm">
          <text:p/>
        </draw:line>
        <draw:line draw:style-name="gr10" draw:text-style-name="P6" draw:layer="layout" svg:x1="5.62cm" svg:y1="11.715cm" svg:x2="6.755cm" svg:y2="11.715cm">
          <text:p/>
        </draw:line>
        <draw:line draw:style-name="gr11" draw:text-style-name="P6" draw:layer="layout" svg:x1="5.62cm" svg:y1="12.147cm" svg:x2="6.755cm" svg:y2="12.147cm">
          <text:p/>
        </draw:line>
        <draw:line draw:style-name="gr12" draw:text-style-name="P6" draw:layer="layout" svg:x1="5.62cm" svg:y1="12.578cm" svg:x2="6.755cm" svg:y2="12.578cm">
          <text:p/>
        </draw:line>
        <draw:line draw:style-name="gr13" draw:text-style-name="P6" draw:layer="layout" svg:x1="5.62cm" svg:y1="13.01cm" svg:x2="6.755cm" svg:y2="13.01cm">
          <text:p/>
        </draw:line>
        <draw:line draw:style-name="gr9" draw:text-style-name="P6" draw:layer="layout" svg:x1="5.62cm" svg:y1="13.442cm" svg:x2="6.755cm" svg:y2="13.442cm">
          <text:p/>
        </draw:line>
        <draw:line draw:style-name="gr12" draw:text-style-name="P6" draw:layer="layout" svg:x1="5.62cm" svg:y1="14.305cm" svg:x2="6.755cm" svg:y2="14.305cm">
          <text:p/>
        </draw:line>
        <draw:custom-shape draw:style-name="gr14" draw:text-style-name="P8" draw:layer="layout" svg:width="0.765cm" svg:height="0.647cm" svg:x="4.485cm" svg:y="10.55cm">
          <text:p text:style-name="P7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765cm" svg:height="0.647cm" svg:x="4.485cm" svg:y="10.982cm">
          <text:p text:style-name="P7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765cm" svg:height="0.648cm" svg:x="4.485cm" svg:y="11.413cm">
          <text:p text:style-name="P7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765cm" svg:height="0.647cm" svg:x="4.485cm" svg:y="11.845cm">
          <text:p text:style-name="P7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765cm" svg:height="0.648cm" svg:x="4.485cm" svg:y="12.276cm">
          <text:p text:style-name="P7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996cm" svg:height="0.647cm" svg:x="6.754cm" svg:y="10.55cm">
          <text:p text:style-name="P7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996cm" svg:height="0.647cm" svg:x="6.754cm" svg:y="10.982cm">
          <text:p text:style-name="P7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996cm" svg:height="0.648cm" svg:x="6.754cm" svg:y="11.413cm">
          <text:p text:style-name="P7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996cm" svg:height="0.647cm" svg:x="6.754cm" svg:y="11.845cm">
          <text:p text:style-name="P7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996cm" svg:height="0.648cm" svg:x="6.754cm" svg:y="12.276cm">
          <text:p text:style-name="P7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996cm" svg:height="0.647cm" svg:x="6.754cm" svg:y="12.708cm">
          <text:p text:style-name="P7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996cm" svg:height="0.648cm" svg:x="6.754cm" svg:y="13.139cm">
          <text:p text:style-name="P7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996cm" svg:height="0.647cm" svg:x="6.754cm" svg:y="13.471cm">
          <text:p text:style-name="P7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996cm" svg:height="0.647cm" svg:x="6.754cm" svg:y="14.003cm">
          <text:p text:style-name="P7"><text:span text:style-name="T2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6" draw:layer="layout" draw:type="curve" svg:x1="3.977cm" svg:y1="13.018cm" svg:x2="5.057cm" svg:y2="13.811cm" svg:d="M3977 13018c810 0 270 793 1080 793" svg:viewBox="0 0 1081 794">
          <text:p/>
        </draw:connector>
        <draw:custom-shape draw:style-name="gr19" draw:text-style-name="P10" draw:layer="layout" svg:width="4cm" svg:height="2.5cm" svg:x="10.25cm" svg:y="8.15cm">
          <text:p text:style-name="P9"><text:span text:style-name="T3">for M=5: </text:span></text:p>
          <text:p text:style-name="P9"><text:span text:style-name="T3"><text:s text:c="3"/></text:span><text:span text:style-name="T3">1x10 + 2x5 (X,Y)</text:span></text:p>
          <text:p text:style-name="P9"><text:span text:style-name="T3">= 1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xml:id="id1" draw:id="id1" draw:layer="layout" svg:width="1.25cm" svg:height="0.25cm" svg:x="10.1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187cm" svg:height="0.188cm" svg:x="10.182cm" svg:y="10.731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0.187cm" svg:height="0.188cm" svg:x="10.432cm" svg:y="10.7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0.188cm" svg:height="0.187cm" svg:x="10.682cm" svg:y="10.7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0.188cm" svg:height="0.187cm" svg:x="10.932cm" svg:y="10.7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0.187cm" svg:height="0.188cm" svg:x="11.183cm" svg:y="10.7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xml:id="id3" draw:id="id3" draw:layer="layout" svg:width="0.75cm" svg:height="0.25cm" svg:x="11.6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0.187cm" svg:height="0.188cm" svg:x="11.682cm" svg:y="10.7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0.187cm" svg:height="0.188cm" svg:x="11.932cm" svg:y="10.7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0.188cm" svg:height="0.187cm" svg:x="12.182cm" svg:y="10.7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xml:id="id5" draw:id="id5" draw:layer="layout" svg:width="0.75cm" svg:height="0.25cm" svg:x="12.6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0.187cm" svg:height="0.188cm" svg:x="12.682cm" svg:y="10.7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0.187cm" svg:height="0.188cm" svg:x="12.932cm" svg:y="10.7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0.188cm" svg:height="0.187cm" svg:x="13.182cm" svg:y="10.7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2" draw:id="id2" draw:layer="layout" svg:width="1.25cm" svg:height="0.25cm" svg:x="10.40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187cm" svg:height="0.188cm" svg:x="10.439cm" svg:y="12.031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0.187cm" svg:height="0.188cm" svg:x="10.689cm" svg:y="12.0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0.188cm" svg:height="0.187cm" svg:x="10.939cm" svg:y="12.0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0.188cm" svg:height="0.187cm" svg:x="11.189cm" svg:y="12.0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0.187cm" svg:height="0.188cm" svg:x="11.44cm" svg:y="12.0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xml:id="id4" draw:id="id4" draw:layer="layout" svg:width="0.75cm" svg:height="0.25cm" svg:x="11.65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0.187cm" svg:height="0.188cm" svg:x="11.689cm" svg:y="12.0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0.187cm" svg:height="0.188cm" svg:x="11.939cm" svg:y="12.0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0.188cm" svg:height="0.187cm" svg:x="12.189cm" svg:y="12.0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xml:id="id6" draw:id="id6" draw:layer="layout" svg:width="0.75cm" svg:height="0.25cm" svg:x="12.40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0.187cm" svg:height="0.188cm" svg:x="12.439cm" svg:y="12.0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0.187cm" svg:height="0.188cm" svg:x="12.689cm" svg:y="12.0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0.188cm" svg:height="0.187cm" svg:x="12.939cm" svg:y="12.0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6" draw:layer="layout" draw:type="line" svg:x1="10.775cm" svg:y1="10.95cm" svg:x2="11.032cm" svg:y2="12cm" draw:start-shape="id1" draw:start-glue-point="2" draw:end-shape="id2" draw:end-glue-point="0" svg:d="M10775 10950l257 1050" svg:viewBox="0 0 258 1051">
          <text:p/>
        </draw:connector>
        <draw:connector draw:style-name="gr26" draw:text-style-name="P6" draw:layer="layout" draw:type="line" svg:x1="12.025cm" svg:y1="10.95cm" svg:x2="12.032cm" svg:y2="12cm" draw:start-shape="id3" draw:start-glue-point="2" draw:end-shape="id4" draw:end-glue-point="0" svg:d="M12025 10950l7 1050" svg:viewBox="0 0 8 1051">
          <text:p/>
        </draw:connector>
        <draw:connector draw:style-name="gr27" draw:text-style-name="P6" draw:layer="layout" draw:type="line" svg:x1="13.025cm" svg:y1="10.95cm" svg:x2="12.782cm" svg:y2="12cm" draw:start-shape="id5" draw:start-glue-point="2" draw:end-shape="id6" draw:end-glue-point="0" svg:d="M13025 10950l-243 1050" svg:viewBox="0 0 244 1051">
          <text:p/>
        </draw:connector>
        <draw:custom-shape draw:style-name="gr28" draw:text-style-name="P17" draw:layer="layout" svg:width="2.428cm" svg:height="0.607cm" svg:x="20.153cm" svg:y="5.605cm">
          <text:p text:style-name="P11"><text:span text:style-name="T2">1 x 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6" draw:layer="layout" svg:x1="18.26cm" svg:y1="7.366cm" svg:x2="18.26cm" svg:y2="11.69cm">
          <text:p/>
        </draw:line>
        <draw:custom-shape draw:style-name="gr30" draw:text-style-name="P17" draw:layer="layout" svg:width="6.222cm" svg:height="0.607cm" svg:x="18.25cm" svg:y="6.819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6" draw:layer="layout" svg:x1="24.46cm" svg:y1="7.366cm" svg:x2="24.46cm" svg:y2="11.69cm">
          <text:p/>
        </draw:line>
        <draw:custom-shape draw:style-name="gr30" draw:text-style-name="P17" draw:layer="layout" svg:width="6.222cm" svg:height="0.607cm" svg:x="18.251cm" svg:y="10.434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2.428cm" svg:height="0.607cm" svg:x="20.159cm" svg:y="12.773cm">
          <text:p text:style-name="P11"><text:span text:style-name="T2">1 x 7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2.974cm" svg:height="0.607cm" svg:x="24.776cm" svg:y="5.605cm">
          <text:p text:style-name="P9"><text:span text:style-name="T2">Input Layer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2.974cm" svg:height="0.607cm" svg:x="24.776cm" svg:y="6.819cm">
          <text:p text:style-name="P18"><text:span text:style-name="T2">FC Layer #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2.974cm" svg:height="0.607cm" svg:x="24.776cm" svg:y="10.433cm">
          <text:p text:style-name="P18"><text:span text:style-name="T2">FC Layer #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2.974cm" svg:height="0.607cm" svg:x="24.776cm" svg:y="12.747cm">
          <text:p text:style-name="P18"><text:span text:style-name="T2">Out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4.25cm" svg:height="1cm" svg:x="20.65cm" svg:y="15.059cm">
          <text:p text:style-name="P1"><text:span text:style-name="T1">arg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0.5cm" svg:height="0.25cm" svg:x="13.95cm" svg:y="10.692cm">
          <text:p text:style-name="P21"><text:span text:style-name="T3">f</text:span><text:span text:style-name="T4">i,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2.25cm" svg:height="0.25cm" svg:x="13.712cm" svg:y="11.029cm">
          <text:p text:style-name="P23"><text:span text:style-name="T5">Geometry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2.25cm" svg:height="0.25cm" svg:x="13.705cm" svg:y="11.315cm">
          <text:p text:style-name="P23"><text:span text:style-name="T5">Geometry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187cm" svg:height="0.188cm" svg:x="13.782cm" svg:y="10.732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0.187cm" svg:height="0.188cm" svg:x="13.783cm" svg:y="11.036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draw:layer="layout" svg:width="0.187cm" svg:height="0.188cm" svg:x="13.783cm" svg:y="11.343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6" draw:layer="layout" svg:width="7.626cm" svg:height="2.979cm" svg:x="10.624cm" svg:y="5.476cm">
          <draw:image xlink:href="Pictures/100000010000095B0000034656EC99BC057D2697.png" xlink:type="simple" xlink:show="embed" xlink:actuate="onLoad" draw:mime-type="image/png">
            <text:p/>
          </draw:image>
        </draw:frame>
        <draw:custom-shape draw:style-name="gr32" draw:text-style-name="P20" xml:id="id7" draw:id="id7" draw:layer="layout" svg:width="4.25cm" svg:height="1cm" svg:x="20.65cm" svg:y="17.05cm">
          <text:p text:style-name="P1"><text:span text:style-name="T1">DOA estim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6" draw:layer="layout" svg:x1="22.775cm" svg:y1="16.05cm" svg:x2="22.775cm" svg:y2="17.05cm" draw:end-shape="id7" draw:end-glue-point="0" svg:d="M22775 16050v1000" svg:viewBox="0 0 1 1001">
          <text:p/>
        </draw:connector>
        <draw:custom-shape draw:style-name="gr30" draw:text-style-name="P17" draw:layer="layout" svg:width="6.222cm" svg:height="0.607cm" svg:x="18.25cm" svg:y="8.019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9" draw:layer="layout" svg:width="2.974cm" svg:height="0.607cm" svg:x="24.776cm" svg:y="8.019cm">
          <text:p text:style-name="P18"><text:span text:style-name="T2">FC Layer 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222cm" svg:height="0.607cm" svg:x="18.25cm" svg:y="9.218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9" draw:layer="layout" svg:width="2.974cm" svg:height="0.607cm" svg:x="24.776cm" svg:y="9.218cm">
          <text:p text:style-name="P18"><text:span text:style-name="T2">FC Layer #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222cm" svg:height="0.607cm" svg:x="18.252cm" svg:y="11.634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9" draw:layer="layout" svg:width="2.974cm" svg:height="0.607cm" svg:x="24.777cm" svg:y="11.633cm">
          <text:p text:style-name="P18"><text:span text:style-name="T2">FC Layer #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6" draw:layer="layout" svg:x1="22.75cm" svg:y1="14cm" svg:x2="22.75cm" svg:y2="15.057cm">
          <text:p/>
        </draw:line>
        <draw:line draw:style-name="gr38" draw:text-style-name="P6" draw:layer="layout" svg:x1="5cm" svg:y1="4.5cm" svg:x2="9.5cm" svg:y2="4.5cm">
          <text:p/>
        </draw:line>
        <draw:line draw:style-name="gr38" draw:text-style-name="P6" draw:layer="layout" svg:x1="4.991cm" svg:y1="6.244cm" svg:x2="9.491cm" svg:y2="6.244cm">
          <text:p/>
        </draw:line>
        <draw:line draw:style-name="gr38" draw:text-style-name="P6" draw:layer="layout" svg:x1="5.75cm" svg:y1="9cm" svg:x2="5.75cm" svg:y2="4.5cm">
          <text:p/>
        </draw:line>
        <draw:line draw:style-name="gr38" draw:text-style-name="P6" draw:layer="layout" svg:x1="6.75cm" svg:y1="9.009cm" svg:x2="6.75cm" svg:y2="6.25cm">
          <text:p/>
        </draw:line>
        <draw:line draw:style-name="gr39" draw:text-style-name="P6" draw:layer="layout" svg:x1="15.992cm" svg:y1="4.508cm" svg:x2="17.492cm" svg:y2="4.508cm">
          <text:p/>
        </draw:line>
        <draw:line draw:style-name="gr29" draw:text-style-name="P6" draw:layer="layout" svg:x1="20.123cm" svg:y1="6.177cm" svg:x2="18.321cm" svg:y2="6.819cm">
          <text:p/>
        </draw:line>
        <draw:line draw:style-name="gr29" draw:text-style-name="P6" draw:layer="layout" svg:x1="22.621cm" svg:y1="6.177cm" svg:x2="24.423cm" svg:y2="6.819cm">
          <text:p/>
        </draw:line>
        <draw:line draw:style-name="gr29" draw:text-style-name="P6" draw:layer="layout" svg:x1="20.123cm" svg:y1="12.899cm" svg:x2="18.321cm" svg:y2="12.257cm">
          <text:p/>
        </draw:line>
        <draw:line draw:style-name="gr29" draw:text-style-name="P6" draw:layer="layout" svg:x1="22.621cm" svg:y1="12.899cm" svg:x2="24.423cm" svg:y2="12.257cm">
          <text:p/>
        </draw:line>
        <draw:custom-shape draw:style-name="gr40" draw:text-style-name="P3" draw:layer="layout" svg:width="1.75cm" svg:height="1.25cm" svg:x="13.25cm" svg:y="5.35cm">
          <text:p/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1.75cm" svg:height="0.919cm" svg:x="13.25cm" svg:y="5.581cm">
          <draw:image xlink:href="Pictures/100000010000021300000117B4D4290D09F1AB6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3" draw:display-name="Linienspitzen 3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1T10:16:17.181000000</meta:creation-date>
    <dc:date>2023-02-07T21:18:51.473000000</dc:date>
    <meta:editing-duration>PT17H33M29S</meta:editing-duration>
    <meta:editing-cycles>21</meta:editing-cycles>
    <meta:generator>LibreOffice/7.4.2.3$Windows_X86_64 LibreOffice_project/382eef1f22670f7f4118c8c2dd222ec7ad009daf</meta:generator>
    <meta:document-statistic meta:object-count="106"/>
  </office:meta>
</office:document-meta>
</file>